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"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Постановка задачи.</text:h>
      <text:p text:style-name="Text_20_body"><text:span text:style-name="T1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Перелёт можно представить как набор из одного или нескольких элементарных перемещений, называемых сегментами. </text:span></text:p>
      <text:p text:style-name="P1">Вам нужно сверстать и отрисовать страницу результатов поиска перелётов. На странице помимо карточек перелётов должен присутствовать блок с фильтрами и сортировками. Фильтрая и сортировка должна происходить без перезагрузки страницы.</text:p>
      <text:p text:style-name="P1">К заданию прилагается <text:span text:style-name="T2">mock </text:span>файлом со список перелётов, а так же общий вид макета страницы с перечнем фильтров и блоком сортировки.</text:p>
      <text:p text:style-name="P1">Вы можете использовать любой фреймворк на ваше усмотрение или чистый JS. </text:p>
      <text:p text:style-name="P1">Мы не накладываем ограничений на поддержку браузеров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0-20T23:40:51.940000000</meta:creation-date>
    <meta:generator>OpenOffice.org/3.2$Win32 OpenOffice.org_project/320m12$Build-9483</meta:generator>
    <dc:date>2020-07-06T13:40:20.32</dc:date>
    <meta:editing-duration>PT00H48M30S</meta:editing-duration>
    <meta:editing-cycles>8</meta:editing-cycles>
    <dc:creator>Alexander Fedorov</dc:creator>
    <meta:document-statistic meta:table-count="0" meta:image-count="0" meta:object-count="0" meta:page-count="1" meta:paragraph-count="6" meta:word-count="104" meta:character-count="772"/>
  </office:meta>
</office:document-meta>
</file>